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26mm"/>
    </style:style>
    <style:style style:name="co2" style:family="table-column">
      <style:table-column-properties fo:break-before="auto" style:column-width="60.0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0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b2b2b2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color="#b2b2b2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3" table:number-columns-repeated="1017" table:default-cell-style-name="ce1"/>
        <table:table-row table:style-name="ro1">
          <table:table-cell office:value-type="string" calcext:value-type="string">
            <text:p>INITIAL</text:p>
          </table:table-cell>
          <table:table-cell table:number-columns-repeated="2"/>
          <table:table-cell table:style-name="ce5"/>
          <table:table-cell office:value-type="string" calcext:value-type="string">
            <text:p>FIN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rz</text:p>
          </table:table-cell>
          <table:table-cell table:style-name="ce5"/>
          <table:table-cell office:value-type="string" calcext:value-type="string">
            <text:p>tx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rz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.00000000979029746162041" calcext:value-type="float">
            <text:p>9,79E-09</text:p>
          </table:table-cell>
          <table:table-cell table:style-name="ce4" office:value-type="float" office:value="-0.0000222201633732766" calcext:value-type="float">
            <text:p>-2,22E-05</text:p>
          </table:table-cell>
          <table:table-cell table:style-name="ce5"/>
          <table:table-cell office:value-type="float" office:value="0.997969925403595" calcext:value-type="float">
            <text:p>0,9979699254</text:p>
          </table:table-cell>
          <table:table-cell office:value-type="float" office:value="0.00748411240056157" calcext:value-type="float">
            <text:p>0,0074841124</text:p>
          </table:table-cell>
          <table:table-cell office:value-type="float" office:value="0.00424586003646255" calcext:value-type="float">
            <text:p>0,00424586</text:p>
          </table:table-cell>
          <table:table-cell table:number-columns-repeated="1017"/>
        </table:table-row>
        <table:table-row table:style-name="ro1">
          <table:table-cell office:value-type="float" office:value="0.997944593429565" calcext:value-type="float">
            <text:p>0,9979445934</text:p>
          </table:table-cell>
          <table:table-cell office:value-type="float" office:value="0.00748389167711139" calcext:value-type="float">
            <text:p>0,0074838917</text:p>
          </table:table-cell>
          <table:table-cell office:value-type="float" office:value="0.00424499996006489" calcext:value-type="float">
            <text:p>0,004245</text:p>
          </table:table-cell>
          <table:table-cell table:style-name="ce5"/>
          <table:table-cell office:value-type="float" office:value="1.99528241157532" calcext:value-type="float">
            <text:p>1,9952824116</text:p>
          </table:table-cell>
          <table:table-cell office:value-type="float" office:value="0.0287611316889524" calcext:value-type="float">
            <text:p>0,0287611317</text:p>
          </table:table-cell>
          <table:table-cell office:value-type="float" office:value="0.0127396527677774" calcext:value-type="float">
            <text:p>0,0127396528</text:p>
          </table:table-cell>
          <table:table-cell table:number-columns-repeated="1017"/>
        </table:table-row>
        <table:table-row table:style-name="ro1">
          <table:table-cell office:value-type="float" office:value="1.99533307552338" calcext:value-type="float">
            <text:p>1,9953330755</text:p>
          </table:table-cell>
          <table:table-cell office:value-type="float" office:value="0.0287624299526215" calcext:value-type="float">
            <text:p>0,02876243</text:p>
          </table:table-cell>
          <table:table-cell office:value-type="float" office:value="0.0125006698071957" calcext:value-type="float">
            <text:p>0,0125006698</text:p>
          </table:table-cell>
          <table:table-cell table:style-name="ce5"/>
          <table:table-cell office:value-type="float" office:value="3.00967693328857" calcext:value-type="float">
            <text:p>3,0096769333</text:p>
          </table:table-cell>
          <table:table-cell office:value-type="float" office:value="0.0817753300070763" calcext:value-type="float">
            <text:p>0,08177533</text:p>
          </table:table-cell>
          <table:table-cell office:value-type="float" office:value="0.00424586003646255" calcext:value-type="float">
            <text:p>0,00424586</text:p>
          </table:table-cell>
          <table:table-cell table:number-columns-repeated="1017"/>
        </table:table-row>
        <table:table-row table:style-name="ro1">
          <table:table-cell office:value-type="float" office:value="3.00969386100769" calcext:value-type="float">
            <text:p>3,009693861</text:p>
          </table:table-cell>
          <table:table-cell office:value-type="float" office:value="0.0818662941455841" calcext:value-type="float">
            <text:p>0,0818662941</text:p>
          </table:table-cell>
          <table:table-cell office:value-type="float" office:value="-0.99847000837326" calcext:value-type="float">
            <text:p>-0,9984700084</text:p>
          </table:table-cell>
          <table:table-cell table:style-name="ce5"/>
          <table:table-cell office:value-type="float" office:value="2.03345942497253" calcext:value-type="float">
            <text:p>2,033459425</text:p>
          </table:table-cell>
          <table:table-cell office:value-type="float" office:value="-0.0329189859330654" calcext:value-type="float">
            <text:p>-0,0329189859</text:p>
          </table:table-cell>
          <table:table-cell office:value-type="float" office:value="-0.998146831989288" calcext:value-type="float">
            <text:p>-0,998146832</text:p>
          </table:table-cell>
          <table:table-cell table:number-columns-repeated="1017"/>
        </table:table-row>
        <table:table-row table:style-name="ro1">
          <table:table-cell office:value-type="float" office:value="2.03345966339111" calcext:value-type="float">
            <text:p>2,0334596634</text:p>
          </table:table-cell>
          <table:table-cell office:value-type="float" office:value="-0.0329189896583557" calcext:value-type="float">
            <text:p>-0,0329189897</text:p>
          </table:table-cell>
          <table:table-cell office:value-type="float" office:value="-0.998146235942841" calcext:value-type="float">
            <text:p>-0,9981462359</text:p>
          </table:table-cell>
          <table:table-cell table:style-name="ce5"/>
          <table:table-cell office:value-type="float" office:value="1.03194880485535" calcext:value-type="float">
            <text:p>1,0319488049</text:p>
          </table:table-cell>
          <table:table-cell office:value-type="float" office:value="-0.157410189509392" calcext:value-type="float">
            <text:p>-0,1574101895</text:p>
          </table:table-cell>
          <table:table-cell office:value-type="float" office:value="-0.998367428779602" calcext:value-type="float">
            <text:p>-0,9983674288</text:p>
          </table:table-cell>
          <table:table-cell table:number-columns-repeated="1017"/>
        </table:table-row>
        <table:table-row table:style-name="ro1">
          <table:table-cell office:value-type="float" office:value="1.03194880485535" calcext:value-type="float">
            <text:p>1,0319488049</text:p>
          </table:table-cell>
          <table:table-cell office:value-type="float" office:value="-0.157410189509392" calcext:value-type="float">
            <text:p>-0,1574101895</text:p>
          </table:table-cell>
          <table:table-cell office:value-type="float" office:value="-0.998366951942444" calcext:value-type="float">
            <text:p>-0,9983669519</text:p>
          </table:table-cell>
          <table:table-cell table:style-name="ce5"/>
          <table:table-cell office:value-type="float" office:value="0.0323640070855618" calcext:value-type="float">
            <text:p>0,0323640071</text:p>
          </table:table-cell>
          <table:table-cell office:value-type="float" office:value="-0.25691831111908" calcext:value-type="float">
            <text:p>-0,2569183111</text:p>
          </table:table-cell>
          <table:table-cell office:value-type="float" office:value="-0.998839139938354" calcext:value-type="float">
            <text:p>-0,998839139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 table:number-rows-repeated="2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2" office:value-type="string" calcext:value-type="string">
            <text:p>distance parcourue</text:p>
          </table:table-cell>
          <table:table-cell table:style-name="ce2" office:value-type="string" calcext:value-type="string">
            <text:p>'’ V(xfinal-xdepart)²+(yfinal-ydepart)² ‘’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2" table:formula="of:=SQRT(POWER([.E4]-[.A4];2)+POWER([.F4]-[.B4];2))" office:value-type="float" office:value="0.997997987874694" calcext:value-type="float">
            <text:p>0,9979979879</text:p>
          </table:table-cell>
          <table:table-cell table:style-name="ce2"/>
          <table:table-cell table:style-name="ce2" office:value-type="string" calcext:value-type="string">
            <text:p>distance moyenne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table:formula="of:=SQRT(POWER([.E5]-[.A5];2)+POWER([.F5]-[.B5];2))" office:value-type="float" office:value="0.99756475701894" calcext:value-type="float">
            <text:p>0,997564757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2" table:formula="of:=SQRT(POWER([.E6]-[.A6];2)+POWER([.F6]-[.B6];2))" office:value-type="float" office:value="1.01572822613047" calcext:value-type="float">
            <text:p>1,0157282261</text:p>
          </table:table-cell>
          <table:table-cell table:style-name="ce2"/>
          <table:table-cell table:style-name="ce2" table:formula="of:=AVERAGE([.A15:.A20])" office:value-type="float" office:value="1.00133242731458" calcext:value-type="float">
            <text:p>1,0013324273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table:formula="of:=SQRT(POWER([.E7]-[.A7];2)+POWER([.F7]-[.B7];2))" office:value-type="float" office:value="0.982959477610151" calcext:value-type="float">
            <text:p>0,9829594776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2" table:formula="of:=SQRT(POWER([.E8]-[.A8];2)+POWER([.F8]-[.B8];2))" office:value-type="float" office:value="1.00921853857596" calcext:value-type="float">
            <text:p>1,0092185386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2" table:formula="of:=SQRT(POWER([.E9]-[.A9];2)+POWER([.F9]-[.B9];2))" office:value-type="float" office:value="1.00452557667725" calcext:value-type="float">
            <text:p>1,0045255767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2" office:value-type="string" calcext:value-type="string">
            <text:p>distance parcourue avec rz</text:p>
          </table:table-cell>
          <table:table-cell table:style-name="ce2" office:value-type="string" calcext:value-type="string">
            <text:p>'’ V(xfinal-xdepart)²+(yfinal-ydepart)²+(zfinal-zdepart)² ‘’</text:p>
          </table:table-cell>
          <table:table-cell table:style-name="ce2" office:value-type="string" calcext:value-type="string">
            <text:p>distance moyenne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3" table:formula="of:=SQRT(POWER([.E4]-[.A4];2)+POWER([.F4]-[.B4];2)+POWER([.G4]-[.C4];2))" office:value-type="float" office:value="0.998007114358675" calcext:value-type="float">
            <text:p>0,9980071144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3" table:formula="of:=SQRT(POWER([.E5]-[.A5];2)+POWER([.F5]-[.B5];2)+POWER([.G5]-[.C5];2))" office:value-type="float" office:value="0.997600924003471" calcext:value-type="float">
            <text:p>0,997600924</text:p>
          </table:table-cell>
          <table:table-cell table:style-name="ce2"/>
          <table:table-cell table:style-name="ce2" table:formula="of:=AVERAGE([.A23:.A28])" office:value-type="float" office:value="1.00134559808528" calcext:value-type="float">
            <text:p>1,0013455981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3" table:formula="of:=SQRT(POWER([.E6]-[.A6];2)+POWER([.F6]-[.B6];2)+POWER([.G6]-[.C6];2))" office:value-type="float" office:value="1.01576176894117" calcext:value-type="float">
            <text:p>1,0157617689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3" table:formula="of:=SQRT(POWER([.E7]-[.A7];2)+POWER([.F7]-[.B7];2)+POWER([.G7]-[.C7];2))" office:value-type="float" office:value="0.982959530736945" calcext:value-type="float">
            <text:p>0,9829595307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3" table:formula="of:=SQRT(POWER([.E8]-[.A8];2)+POWER([.F8]-[.B8];2)+POWER([.G8]-[.C8];2))" office:value-type="float" office:value="1.00921856281564" calcext:value-type="float">
            <text:p>1,0092185628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3" table:formula="of:=SQRT(POWER([.E9]-[.A9];2)+POWER([.F9]-[.B9];2)+POWER([.G9]-[.C9];2))" office:value-type="float" office:value="1.00452568765575" calcext:value-type="float">
            <text:p>1,0045256877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3"/>
          <table:table-cell table:style-name="ce2" table:number-columns-repeated="6"/>
          <table:table-cell table:number-columns-repeated="1017"/>
        </table:table-row>
        <table:table-row table:style-name="ro1" table:number-rows-repeated="4">
          <table:table-cell table:style-name="ce2" table:number-columns-repeated="7"/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4" table:default-cell-style-name="ce1"/>
        <table:table-column table:style-name="co3" table:number-columns-repeated="7" table:default-cell-style-name="ce1"/>
        <table:table-column table:style-name="co4" table:default-cell-style-name="ce1"/>
        <table:table-column table:style-name="co3" table:number-columns-repeated="7" table:default-cell-style-name="ce1"/>
        <table:table-column table:style-name="co4" table:default-cell-style-name="ce1"/>
        <table:table-column table:style-name="co3" table:number-columns-repeated="1007" table:default-cell-style-name="ce1"/>
        <table:table-row table:style-name="ro1">
          <table:table-cell table:number-columns-repeated="17" table:style-name="ce6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,</text:p>
          </table:table-cell>
          <table:table-cell table:style-name="ce7" office:value-type="string" calcext:value-type="string" table:number-columns-spanned="1" table:number-rows-spanned="2">
            <text:p>N°</text:p>
          </table:table-cell>
          <table:table-cell table:style-name="ce7" office:value-type="string" calcext:value-type="string" table:number-columns-spanned="6" table:number-rows-spanned="2">
            <text:p>visp_init</text:p>
          </table:table-cell>
          <table:covered-table-cell table:number-columns-repeated="5"/>
          <table:table-cell table:style-name="ce6" office:value-type="string" calcext:value-type="string">
            <text:p>,</text:p>
          </table:table-cell>
          <table:table-cell table:style-name="ce7" office:value-type="string" calcext:value-type="string" table:number-columns-spanned="1" table:number-rows-spanned="2">
            <text:p>N°</text:p>
          </table:table-cell>
          <table:table-cell table:style-name="ce7" office:value-type="string" calcext:value-type="string" table:number-columns-spanned="6" table:number-rows-spanned="2">
            <text:p>visp_final</text:p>
          </table:table-cell>
          <table:covered-table-cell table:number-columns-repeated="5"/>
          <table:table-cell table:style-name="ce6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,</text:p>
          </table:table-cell>
          <table:covered-table-cell table:number-columns-repeated="7"/>
          <table:table-cell table:style-name="ce6" office:value-type="string" calcext:value-type="string">
            <text:p>,</text:p>
          </table:table-cell>
          <table:covered-table-cell table:number-columns-repeated="7"/>
          <table:table-cell table:style-name="ce6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,</text:p>
          </table:table-cell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table:style-name="ce6" office:value-type="string" calcext:value-type="string">
            <text:p>,</text:p>
          </table:table-cell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table:style-name="ce6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-0.122784733772278" calcext:value-type="float">
            <text:p>-0,1227847338</text:p>
          </table:table-cell>
          <table:table-cell table:style-name="ce9" office:value-type="float" office:value="-0.846339762210846" calcext:value-type="float">
            <text:p>-0,8463397622</text:p>
          </table:table-cell>
          <table:table-cell table:style-name="ce9" office:value-type="float" office:value="0.0423690266907215" calcext:value-type="float">
            <text:p>0,0423690267</text:p>
          </table:table-cell>
          <table:table-cell table:style-name="ce9" office:value-type="float" office:value="0.00658208737149835" calcext:value-type="float">
            <text:p>0,0065820874</text:p>
          </table:table-cell>
          <table:table-cell table:style-name="ce9" office:value-type="float" office:value="0.0137198325246573" calcext:value-type="float">
            <text:p>0,0137198325</text:p>
          </table:table-cell>
          <table:table-cell table:style-name="ce9" office:value-type="float" office:value="-0.0516504682600498" calcext:value-type="float">
            <text:p>-0,0516504683</text:p>
          </table:table-cell>
          <table:table-cell table:style-name="ce6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-0.0511577464640141" calcext:value-type="float">
            <text:p>-0,0511577465</text:p>
          </table:table-cell>
          <table:table-cell table:style-name="ce9" office:value-type="float" office:value="0.124327756464481" calcext:value-type="float">
            <text:p>0,1243277565</text:p>
          </table:table-cell>
          <table:table-cell table:style-name="ce9" office:value-type="float" office:value="-0.00675345538184047" calcext:value-type="float">
            <text:p>-0,0067534554</text:p>
          </table:table-cell>
          <table:table-cell table:style-name="ce9" office:value-type="float" office:value="-0.0394975021481514" calcext:value-type="float">
            <text:p>-0,0394975021</text:p>
          </table:table-cell>
          <table:table-cell table:style-name="ce9" office:value-type="float" office:value="0.0326845720410347" calcext:value-type="float">
            <text:p>0,032684572</text:p>
          </table:table-cell>
          <table:table-cell table:style-name="ce9" office:value-type="float" office:value="-0.0400856174528599" calcext:value-type="float">
            <text:p>-0,0400856175</text:p>
          </table:table-cell>
          <table:table-cell table:style-name="ce6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-0.154936939477921" calcext:value-type="float">
            <text:p>-0,1549369395</text:p>
          </table:table-cell>
          <table:table-cell table:style-name="ce9" office:value-type="float" office:value="-1.14819955825806" calcext:value-type="float">
            <text:p>-1,1481995583</text:p>
          </table:table-cell>
          <table:table-cell table:style-name="ce9" office:value-type="float" office:value="0.291100203990936" calcext:value-type="float">
            <text:p>0,291100204</text:p>
          </table:table-cell>
          <table:table-cell table:style-name="ce9" office:value-type="float" office:value="-1.06461620330811" calcext:value-type="float">
            <text:p>-1,0646162033</text:p>
          </table:table-cell>
          <table:table-cell table:style-name="ce9" office:value-type="float" office:value="0.00395795283839107" calcext:value-type="float">
            <text:p>0,0039579528</text:p>
          </table:table-cell>
          <table:table-cell table:style-name="ce9" office:value-type="float" office:value="-1.73394441604614" calcext:value-type="float">
            <text:p>-1,733944416</text:p>
          </table:table-cell>
          <table:table-cell table:style-name="ce6"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-0.05722875893116" calcext:value-type="float">
            <text:p>-0,0572287589</text:p>
          </table:table-cell>
          <table:table-cell table:style-name="ce9" office:value-type="float" office:value="0.162542894482613" calcext:value-type="float">
            <text:p>0,1625428945</text:p>
          </table:table-cell>
          <table:table-cell table:style-name="ce9" office:value-type="float" office:value="-0.0116034615784884" calcext:value-type="float">
            <text:p>-0,0116034616</text:p>
          </table:table-cell>
          <table:table-cell table:style-name="ce9" office:value-type="float" office:value="-0.0521946251392365" calcext:value-type="float">
            <text:p>-0,0521946251</text:p>
          </table:table-cell>
          <table:table-cell table:style-name="ce9" office:value-type="float" office:value="0.0450780764222145" calcext:value-type="float">
            <text:p>0,0450780764</text:p>
          </table:table-cell>
          <table:table-cell table:style-name="ce9" office:value-type="float" office:value="-0.0632766410708427" calcext:value-type="float">
            <text:p>-0,0632766411</text:p>
          </table:table-cell>
          <table:table-cell table:style-name="ce6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0.789459526538849" calcext:value-type="float">
            <text:p>0,7894595265</text:p>
          </table:table-cell>
          <table:table-cell table:style-name="ce9" office:value-type="float" office:value="-0.32382133603096" calcext:value-type="float">
            <text:p>-0,323821336</text:p>
          </table:table-cell>
          <table:table-cell table:style-name="ce9" office:value-type="float" office:value="1.50756990909576" calcext:value-type="float">
            <text:p>1,5075699091</text:p>
          </table:table-cell>
          <table:table-cell table:style-name="ce9" office:value-type="float" office:value="2.1130690574646" calcext:value-type="float">
            <text:p>2,1130690575</text:p>
          </table:table-cell>
          <table:table-cell table:style-name="ce9" office:value-type="float" office:value="0.244815766811371" calcext:value-type="float">
            <text:p>0,2448157668</text:p>
          </table:table-cell>
          <table:table-cell table:style-name="Default" office:value-type="float" office:value="-1.73394441604614" calcext:value-type="float">
            <text:p>-1,733944416</text:p>
          </table:table-cell>
          <table:table-cell table:style-name="ce6"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-0.539968907833099" calcext:value-type="float">
            <text:p>-0,5399689078</text:p>
          </table:table-cell>
          <table:table-cell table:style-name="ce9" office:value-type="float" office:value="-0.219455808401108" calcext:value-type="float">
            <text:p>-0,2194558084</text:p>
          </table:table-cell>
          <table:table-cell table:style-name="ce9" office:value-type="float" office:value="1.65906000137329" calcext:value-type="float">
            <text:p>1,6590600014</text:p>
          </table:table-cell>
          <table:table-cell table:style-name="ce9" office:value-type="float" office:value="-3.05379104614258" calcext:value-type="float">
            <text:p>-3,0537910461</text:p>
          </table:table-cell>
          <table:table-cell table:style-name="ce9" office:value-type="float" office:value="-0.152347788214684" calcext:value-type="float">
            <text:p>-0,1523477882</text:p>
          </table:table-cell>
          <table:table-cell table:style-name="ce9" office:value-type="float" office:value="-1.57184898853302" calcext:value-type="float">
            <text:p>-1,5718489885</text:p>
          </table:table-cell>
          <table:table-cell table:style-name="ce6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-0.110445506870747" calcext:value-type="float">
            <text:p>-0,1104455069</text:p>
          </table:table-cell>
          <table:table-cell table:style-name="ce9" office:value-type="float" office:value="0.0623859576880932" calcext:value-type="float">
            <text:p>0,0623859577</text:p>
          </table:table-cell>
          <table:table-cell table:style-name="ce9" office:value-type="float" office:value="-0.00119906768668443" calcext:value-type="float">
            <text:p>-0,0011990677</text:p>
          </table:table-cell>
          <table:table-cell table:style-name="ce9" office:value-type="float" office:value="0.0831763595342636" calcext:value-type="float">
            <text:p>0,0831763595</text:p>
          </table:table-cell>
          <table:table-cell table:style-name="ce9" office:value-type="float" office:value="-0.0315290205180645" calcext:value-type="float">
            <text:p>-0,0315290205</text:p>
          </table:table-cell>
          <table:table-cell table:style-name="ce9" office:value-type="float" office:value="-2.079514503479" calcext:value-type="float">
            <text:p>-2,0795145035</text:p>
          </table:table-cell>
          <table:table-cell table:style-name="ce6"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0.714894592761993" calcext:value-type="float">
            <text:p>0,7148945928</text:p>
          </table:table-cell>
          <table:table-cell table:style-name="ce9" office:value-type="float" office:value="-0.431210994720459" calcext:value-type="float">
            <text:p>-0,4312109947</text:p>
          </table:table-cell>
          <table:table-cell table:style-name="ce9" office:value-type="float" office:value="0.0284252110868692" calcext:value-type="float">
            <text:p>0,0284252111</text:p>
          </table:table-cell>
          <table:table-cell table:style-name="ce9" office:value-type="float" office:value="0.036590464413166" calcext:value-type="float">
            <text:p>0,0365904644</text:p>
          </table:table-cell>
          <table:table-cell table:style-name="ce9" office:value-type="float" office:value="0.00593120930716395" calcext:value-type="float">
            <text:p>0,0059312093</text:p>
          </table:table-cell>
          <table:table-cell table:style-name="ce9" office:value-type="float" office:value="-2.07105088233948" calcext:value-type="float">
            <text:p>-2,0710508823</text:p>
          </table:table-cell>
          <table:table-cell table:style-name="ce6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1.19193828105927" calcext:value-type="float">
            <text:p>1,1919382811</text:p>
          </table:table-cell>
          <table:table-cell table:style-name="ce9" office:value-type="float" office:value="-0.450783997774124" calcext:value-type="float">
            <text:p>-0,4507839978</text:p>
          </table:table-cell>
          <table:table-cell table:style-name="ce9" office:value-type="float" office:value="0.326748996973038" calcext:value-type="float">
            <text:p>0,326748997</text:p>
          </table:table-cell>
          <table:table-cell table:style-name="ce9" office:value-type="float" office:value="-1.1702424287796" calcext:value-type="float">
            <text:p>-1,1702424288</text:p>
          </table:table-cell>
          <table:table-cell table:style-name="ce9" office:value-type="float" office:value="-0.250427603721619" calcext:value-type="float">
            <text:p>-0,2504276037</text:p>
          </table:table-cell>
          <table:table-cell table:style-name="ce9" office:value-type="float" office:value="1.21359658241272" calcext:value-type="float">
            <text:p>1,2135965824</text:p>
          </table:table-cell>
          <table:table-cell table:style-name="ce6"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0.0370343178510666" calcext:value-type="float">
            <text:p>0,0370343179</text:p>
          </table:table-cell>
          <table:table-cell table:style-name="ce9" office:value-type="float" office:value="0.154708251357079" calcext:value-type="float">
            <text:p>0,1547082514</text:p>
          </table:table-cell>
          <table:table-cell table:style-name="ce9" office:value-type="float" office:value="-0.000591614691074938" calcext:value-type="float">
            <text:p>-0,0005916147</text:p>
          </table:table-cell>
          <table:table-cell table:style-name="ce9" office:value-type="float" office:value="-0.0278274454176426" calcext:value-type="float">
            <text:p>-0,0278274454</text:p>
          </table:table-cell>
          <table:table-cell table:style-name="ce9" office:value-type="float" office:value="0.0679379254579544" calcext:value-type="float">
            <text:p>0,0679379255</text:p>
          </table:table-cell>
          <table:table-cell table:style-name="ce9" office:value-type="float" office:value="1.0226092338562" calcext:value-type="float">
            <text:p>1,0226092339</text:p>
          </table:table-cell>
          <table:table-cell table:style-name="ce6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0.394804179668427" calcext:value-type="float">
            <text:p>0,3948041797</text:p>
          </table:table-cell>
          <table:table-cell table:style-name="ce9" office:value-type="float" office:value="0.145401686429977" calcext:value-type="float">
            <text:p>0,1454016864</text:p>
          </table:table-cell>
          <table:table-cell table:style-name="ce9" office:value-type="float" office:value="0.00262383674271405" calcext:value-type="float">
            <text:p>0,0026238367</text:p>
          </table:table-cell>
          <table:table-cell table:style-name="ce9" office:value-type="float" office:value="0.0536963120102883" calcext:value-type="float">
            <text:p>0,053696312</text:p>
          </table:table-cell>
          <table:table-cell table:style-name="ce9" office:value-type="float" office:value="0.0456345789134502" calcext:value-type="float">
            <text:p>0,0456345789</text:p>
          </table:table-cell>
          <table:table-cell table:style-name="ce9" office:value-type="float" office:value="2.62324857711792" calcext:value-type="float">
            <text:p>2,6232485771</text:p>
          </table:table-cell>
          <table:table-cell table:style-name="ce6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0.0569449402391911" calcext:value-type="float">
            <text:p>0,0569449402</text:p>
          </table:table-cell>
          <table:table-cell table:style-name="ce9" office:value-type="float" office:value="-0.0730391293764115" calcext:value-type="float">
            <text:p>-0,0730391294</text:p>
          </table:table-cell>
          <table:table-cell table:style-name="ce9" office:value-type="float" office:value="0.54818719625473" calcext:value-type="float">
            <text:p>0,5481871963</text:p>
          </table:table-cell>
          <table:table-cell table:style-name="ce9" office:value-type="float" office:value="-0.682768166065216" calcext:value-type="float">
            <text:p>-0,6827681661</text:p>
          </table:table-cell>
          <table:table-cell table:style-name="ce9" office:value-type="float" office:value="-0.634080290794373" calcext:value-type="float">
            <text:p>-0,6340802908</text:p>
          </table:table-cell>
          <table:table-cell table:style-name="ce9" office:value-type="float" office:value="2.38867163658142" calcext:value-type="float">
            <text:p>2,3886716366</text:p>
          </table:table-cell>
          <table:table-cell table:style-name="ce6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1.04335689544678" calcext:value-type="float">
            <text:p>1,0433568954</text:p>
          </table:table-cell>
          <table:table-cell table:style-name="ce9" office:value-type="float" office:value="-0.683892726898193" calcext:value-type="float">
            <text:p>-0,6838927269</text:p>
          </table:table-cell>
          <table:table-cell table:style-name="ce9" office:value-type="float" office:value="0.284415036439896" calcext:value-type="float">
            <text:p>0,2844150364</text:p>
          </table:table-cell>
          <table:table-cell table:style-name="ce9" office:value-type="float" office:value="-1.10524332523346" calcext:value-type="float">
            <text:p>-1,1052433252</text:p>
          </table:table-cell>
          <table:table-cell table:style-name="ce9" office:value-type="float" office:value="-0.017068762332201" calcext:value-type="float">
            <text:p>-0,0170687623</text:p>
          </table:table-cell>
          <table:table-cell table:style-name="ce9" office:value-type="float" office:value="1.01962888240814" calcext:value-type="float">
            <text:p>1,0196288824</text:p>
          </table:table-cell>
          <table:table-cell table:style-name="ce6"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-0.0605489276349545" calcext:value-type="float">
            <text:p>-0,0605489276</text:p>
          </table:table-cell>
          <table:table-cell table:style-name="ce9" office:value-type="float" office:value="0.0210633557289839" calcext:value-type="float">
            <text:p>0,0210633557</text:p>
          </table:table-cell>
          <table:table-cell table:style-name="ce9" office:value-type="float" office:value="0.000171664723893627" calcext:value-type="float">
            <text:p>0,0001716647</text:p>
          </table:table-cell>
          <table:table-cell table:style-name="ce9" office:value-type="float" office:value="-0.0433057025074959" calcext:value-type="float">
            <text:p>-0,0433057025</text:p>
          </table:table-cell>
          <table:table-cell table:style-name="ce9" office:value-type="float" office:value="0.0739171802997589" calcext:value-type="float">
            <text:p>0,0739171803</text:p>
          </table:table-cell>
          <table:table-cell table:style-name="ce9" office:value-type="float" office:value="1.00150418281555" calcext:value-type="float">
            <text:p>1,0015041828</text:p>
          </table:table-cell>
          <table:table-cell table:style-name="ce6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-0.165508225560188" calcext:value-type="float">
            <text:p>-0,1655082256</text:p>
          </table:table-cell>
          <table:table-cell table:style-name="ce9" office:value-type="float" office:value="-0.030239962041378" calcext:value-type="float">
            <text:p>-0,030239962</text:p>
          </table:table-cell>
          <table:table-cell table:style-name="ce9" office:value-type="float" office:value="-0.00378928263671696" calcext:value-type="float">
            <text:p>-0,0037892826</text:p>
          </table:table-cell>
          <table:table-cell table:style-name="ce9" office:value-type="float" office:value="0.0698553994297981" calcext:value-type="float">
            <text:p>0,0698553994</text:p>
          </table:table-cell>
          <table:table-cell table:style-name="ce9" office:value-type="float" office:value="0.0160022974014282" calcext:value-type="float">
            <text:p>0,0160022974</text:p>
          </table:table-cell>
          <table:table-cell table:style-name="ce9" office:value-type="float" office:value="-2.09980726242065" calcext:value-type="float">
            <text:p>-2,0998072624</text:p>
          </table:table-cell>
          <table:table-cell table:style-name="ce6"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-0.0537336952984333" calcext:value-type="float">
            <text:p>-0,0537336953</text:p>
          </table:table-cell>
          <table:table-cell table:style-name="ce9" office:value-type="float" office:value="0.045255146920681" calcext:value-type="float">
            <text:p>0,0452551469</text:p>
          </table:table-cell>
          <table:table-cell table:style-name="ce9" office:value-type="float" office:value="0.000706164864823222" calcext:value-type="float">
            <text:p>0,0007061649</text:p>
          </table:table-cell>
          <table:table-cell table:style-name="ce9" office:value-type="float" office:value="-0.0252924598753452" calcext:value-type="float">
            <text:p>-0,0252924599</text:p>
          </table:table-cell>
          <table:table-cell table:style-name="ce9" office:value-type="float" office:value="0.0609733164310455" calcext:value-type="float">
            <text:p>0,0609733164</text:p>
          </table:table-cell>
          <table:table-cell table:style-name="ce9" office:value-type="float" office:value="1.03407895565033" calcext:value-type="float">
            <text:p>1,0340789557</text:p>
          </table:table-cell>
          <table:table-cell table:style-name="ce6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 table:number-columns-repeated="17" table:style-name="ce6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,</text:p>
          </table:table-cell>
          <table:table-cell table:style-name="ce7" office:value-type="string" calcext:value-type="string" table:number-columns-spanned="1" table:number-rows-spanned="2">
            <text:p>N°</text:p>
          </table:table-cell>
          <table:table-cell table:style-name="ce7" office:value-type="string" calcext:value-type="string" table:number-columns-spanned="6" table:number-rows-spanned="2">
            <text:p>odom_init</text:p>
          </table:table-cell>
          <table:covered-table-cell table:number-columns-repeated="5"/>
          <table:table-cell table:style-name="ce6" office:value-type="string" calcext:value-type="string">
            <text:p>,</text:p>
          </table:table-cell>
          <table:table-cell table:style-name="ce7" office:value-type="string" calcext:value-type="string" table:number-columns-spanned="1" table:number-rows-spanned="2">
            <text:p>N°</text:p>
          </table:table-cell>
          <table:table-cell table:style-name="ce7" office:value-type="string" calcext:value-type="string" table:number-columns-spanned="6" table:number-rows-spanned="2">
            <text:p>odom_final</text:p>
          </table:table-cell>
          <table:covered-table-cell table:number-columns-repeated="5"/>
          <table:table-cell table:style-name="ce6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,</text:p>
          </table:table-cell>
          <table:covered-table-cell table:number-columns-repeated="7"/>
          <table:table-cell table:style-name="ce6" office:value-type="string" calcext:value-type="string">
            <text:p>,</text:p>
          </table:table-cell>
          <table:covered-table-cell table:number-columns-repeated="7"/>
          <table:table-cell table:style-name="ce6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,</text:p>
          </table:table-cell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table:style-name="ce6" office:value-type="string" calcext:value-type="string">
            <text:p>,</text:p>
          </table:table-cell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table:style-name="ce6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-0.449073195457459" calcext:value-type="float">
            <text:p>-0,4490731955</text:p>
          </table:table-cell>
          <table:table-cell table:style-name="ce9" office:value-type="float" office:value="-0.720491111278534" calcext:value-type="float">
            <text:p>-0,7204911113</text:p>
          </table:table-cell>
          <table:table-cell table:style-name="ce9" table:number-columns-repeated="3"/>
          <table:table-cell table:style-name="ce9" office:value-type="float" office:value="-0.00611281394958496" calcext:value-type="float">
            <text:p>-0,0061128139</text:p>
          </table:table-cell>
          <table:table-cell table:style-name="ce6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.0162600576877594" calcext:value-type="float">
            <text:p>0,0162600577</text:p>
          </table:table-cell>
          <table:table-cell table:style-name="ce9" office:value-type="float" office:value="0.169557929039001" calcext:value-type="float">
            <text:p>0,169557929</text:p>
          </table:table-cell>
          <table:table-cell table:style-name="ce9" table:number-columns-repeated="3"/>
          <table:table-cell table:style-name="ce9" office:value-type="float" office:value="0.000798165798187256" calcext:value-type="float">
            <text:p>0,0007981658</text:p>
          </table:table-cell>
          <table:table-cell table:style-name="ce6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-0.436327755451202" calcext:value-type="float">
            <text:p>-0,4363277555</text:p>
          </table:table-cell>
          <table:table-cell table:style-name="ce9" office:value-type="float" office:value="-0.687114357948303" calcext:value-type="float">
            <text:p>-0,6871143579</text:p>
          </table:table-cell>
          <table:table-cell table:style-name="ce9" table:number-columns-repeated="3"/>
          <table:table-cell table:style-name="ce9" office:value-type="float" office:value="-0.00614273548126221" calcext:value-type="float">
            <text:p>-0,0061427355</text:p>
          </table:table-cell>
          <table:table-cell table:style-name="ce6"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0.0377198755741119" calcext:value-type="float">
            <text:p>0,0377198756</text:p>
          </table:table-cell>
          <table:table-cell table:style-name="ce9" office:value-type="float" office:value="0.211301565170288" calcext:value-type="float">
            <text:p>0,2113015652</text:p>
          </table:table-cell>
          <table:table-cell table:style-name="ce9" table:number-columns-repeated="3"/>
          <table:table-cell table:style-name="ce9" office:value-type="float" office:value="-0.00395101308822632" calcext:value-type="float">
            <text:p>-0,0039510131</text:p>
          </table:table-cell>
          <table:table-cell table:style-name="ce6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0.152923107147217" calcext:value-type="float">
            <text:p>0,1529231071</text:p>
          </table:table-cell>
          <table:table-cell table:style-name="ce9" office:value-type="float" office:value="-0.00962914433330298" calcext:value-type="float">
            <text:p>-0,0096291443</text:p>
          </table:table-cell>
          <table:table-cell table:style-name="ce9" table:number-columns-repeated="3"/>
          <table:table-cell table:style-name="ce9" office:value-type="float" office:value="0.0910366401076317" calcext:value-type="float">
            <text:p>0,0910366401</text:p>
          </table:table-cell>
          <table:table-cell table:style-name="ce6"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1.14526760578156" calcext:value-type="float">
            <text:p>1,1452676058</text:p>
          </table:table-cell>
          <table:table-cell table:style-name="ce9" office:value-type="float" office:value="0.155844777822495" calcext:value-type="float">
            <text:p>0,1558447778</text:p>
          </table:table-cell>
          <table:table-cell table:style-name="ce9" table:number-columns-repeated="3"/>
          <table:table-cell table:style-name="ce9" office:value-type="float" office:value="0.0846857652068138" calcext:value-type="float">
            <text:p>0,0846857652</text:p>
          </table:table-cell>
          <table:table-cell table:style-name="ce6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-0.161276996135712" calcext:value-type="float">
            <text:p>-0,1612769961</text:p>
          </table:table-cell>
          <table:table-cell table:style-name="ce9" office:value-type="float" office:value="0.675351023674011" calcext:value-type="float">
            <text:p>0,6753510237</text:p>
          </table:table-cell>
          <table:table-cell table:style-name="ce9" table:number-columns-repeated="3"/>
          <table:table-cell table:style-name="ce9" office:value-type="float" office:value="0.352307081222534" calcext:value-type="float">
            <text:p>0,3523070812</text:p>
          </table:table-cell>
          <table:table-cell table:style-name="ce6"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-0.228782415390015" calcext:value-type="float">
            <text:p>-0,2287824154</text:p>
          </table:table-cell>
          <table:table-cell table:style-name="ce9" office:value-type="float" office:value="0.746103525161743" calcext:value-type="float">
            <text:p>0,7461035252</text:p>
          </table:table-cell>
          <table:table-cell table:style-name="ce9" table:number-columns-repeated="3"/>
          <table:table-cell table:style-name="ce9" office:value-type="float" office:value="-0.185021370649338" calcext:value-type="float">
            <text:p>-0,1850213706</text:p>
          </table:table-cell>
          <table:table-cell table:style-name="ce6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-0.196207165718079" calcext:value-type="float">
            <text:p>-0,1962071657</text:p>
          </table:table-cell>
          <table:table-cell table:style-name="ce9" office:value-type="float" office:value="0.830313205718994" calcext:value-type="float">
            <text:p>0,8303132057</text:p>
          </table:table-cell>
          <table:table-cell table:style-name="ce9" table:number-columns-repeated="3"/>
          <table:table-cell table:style-name="ce9" office:value-type="float" office:value="0.293944895267487" calcext:value-type="float">
            <text:p>0,2939448953</text:p>
          </table:table-cell>
          <table:table-cell table:style-name="ce6"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-0.221621334552765" calcext:value-type="float">
            <text:p>-0,2216213346</text:p>
          </table:table-cell>
          <table:table-cell table:style-name="ce9" office:value-type="float" office:value="0.931851863861084" calcext:value-type="float">
            <text:p>0,9318518639</text:p>
          </table:table-cell>
          <table:table-cell table:style-name="ce9" table:number-columns-repeated="3"/>
          <table:table-cell table:style-name="ce9" office:value-type="float" office:value="-0.425565391778946" calcext:value-type="float">
            <text:p>-0,4255653918</text:p>
          </table:table-cell>
          <table:table-cell table:style-name="ce6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0.18967068195343" calcext:value-type="float">
            <text:p>0,189670682</text:p>
          </table:table-cell>
          <table:table-cell table:style-name="ce9" office:value-type="float" office:value="0.655616104602814" calcext:value-type="float">
            <text:p>0,6556161046</text:p>
          </table:table-cell>
          <table:table-cell table:style-name="ce9" table:number-columns-repeated="3"/>
          <table:table-cell table:style-name="ce9" office:value-type="float" office:value="-1.49822926521301" calcext:value-type="float">
            <text:p>-1,4982292652</text:p>
          </table:table-cell>
          <table:table-cell table:style-name="ce6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0.100462913513184" calcext:value-type="float">
            <text:p>0,1004629135</text:p>
          </table:table-cell>
          <table:table-cell table:style-name="ce9" office:value-type="float" office:value="0.593818068504334" calcext:value-type="float">
            <text:p>0,5938180685</text:p>
          </table:table-cell>
          <table:table-cell table:style-name="ce9" table:number-columns-repeated="3"/>
          <table:table-cell table:style-name="ce9" office:value-type="float" office:value="0.260015428066254" calcext:value-type="float">
            <text:p>0,2600154281</text:p>
          </table:table-cell>
          <table:table-cell table:style-name="ce6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0.259608030319214" calcext:value-type="float">
            <text:p>0,2596080303</text:p>
          </table:table-cell>
          <table:table-cell table:style-name="ce9" office:value-type="float" office:value="0.59537810087204" calcext:value-type="float">
            <text:p>0,5953781009</text:p>
          </table:table-cell>
          <table:table-cell table:style-name="ce9" table:number-columns-repeated="3"/>
          <table:table-cell table:style-name="ce9" office:value-type="float" office:value="-1.06398928165436" calcext:value-type="float">
            <text:p>-1,0639892817</text:p>
          </table:table-cell>
          <table:table-cell table:style-name="ce6"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0.29541289806366" calcext:value-type="float">
            <text:p>0,2954128981</text:p>
          </table:table-cell>
          <table:table-cell table:style-name="ce9" office:value-type="float" office:value="0.491775929927826" calcext:value-type="float">
            <text:p>0,4917759299</text:p>
          </table:table-cell>
          <table:table-cell table:style-name="ce9" table:number-columns-repeated="3"/>
          <table:table-cell table:style-name="ce9" office:value-type="float" office:value="-1.63322806358337" calcext:value-type="float">
            <text:p>-1,6332280636</text:p>
          </table:table-cell>
          <table:table-cell table:style-name="ce6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0.416872978210449" calcext:value-type="float">
            <text:p>0,4168729782</text:p>
          </table:table-cell>
          <table:table-cell table:style-name="ce9" office:value-type="float" office:value="0.595554828643799" calcext:value-type="float">
            <text:p>0,5955548286</text:p>
          </table:table-cell>
          <table:table-cell table:style-name="ce9" table:number-columns-repeated="3"/>
          <table:table-cell table:style-name="ce9" office:value-type="float" office:value="0.35029000043869" calcext:value-type="float">
            <text:p>0,3502900004</text:p>
          </table:table-cell>
          <table:table-cell table:style-name="ce6"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0.364939689636231" calcext:value-type="float">
            <text:p>0,3649396896</text:p>
          </table:table-cell>
          <table:table-cell table:style-name="ce9" office:value-type="float" office:value="0.658682703971863" calcext:value-type="float">
            <text:p>0,658682704</text:p>
          </table:table-cell>
          <table:table-cell table:style-name="ce9" table:number-columns-repeated="3"/>
          <table:table-cell table:style-name="ce9" office:value-type="float" office:value="-1.51433789730072" calcext:value-type="float">
            <text:p>-1,5143378973</text:p>
          </table:table-cell>
          <table:table-cell table:style-name="ce6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 table:number-columns-repeated="17" table:style-name="ce6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,</text:p>
          </table:table-cell>
          <table:table-cell table:style-name="ce8" office:value-type="string" calcext:value-type="string" table:number-columns-spanned="7" table:number-rows-spanned="1">
            <text:p>Calcul distance visp</text:p>
          </table:table-cell>
          <table:covered-table-cell table:style-name="ce5"/>
          <table:covered-table-cell table:number-columns-repeated="5"/>
          <table:table-cell table:style-name="ce6" office:value-type="string" calcext:value-type="string">
            <text:p>,</text:p>
          </table:table-cell>
          <table:table-cell table:style-name="ce8" office:value-type="string" calcext:value-type="string" table:number-columns-spanned="7" table:number-rows-spanned="1">
            <text:p>Calcul distance odom</text:p>
          </table:table-cell>
          <table:covered-table-cell table:style-name="ce5"/>
          <table:covered-table-cell table:number-columns-repeated="5"/>
          <table:table-cell table:style-name="ce6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,</text:p>
          </table:table-cell>
          <table:table-cell table:style-name="ce8"/>
          <table:table-cell office:value-type="string" calcext:value-type="string">
            <text:p>tx ty</text:p>
          </table:table-cell>
          <table:table-cell office:value-type="string" calcext:value-type="string">
            <text:p>tx ty tz</text:p>
          </table:table-cell>
          <table:table-cell office:value-type="string" calcext:value-type="string">
            <text:p>tx ty tz rx</text:p>
          </table:table-cell>
          <table:table-cell office:value-type="string" calcext:value-type="string">
            <text:p>tx ty tz rx ry</text:p>
          </table:table-cell>
          <table:table-cell table:style-name="ce7" office:value-type="string" calcext:value-type="string" table:number-columns-spanned="2" table:number-rows-spanned="1">
            <text:p>TOUT</text:p>
          </table:table-cell>
          <table:covered-table-cell/>
          <table:table-cell table:style-name="ce6" office:value-type="string" calcext:value-type="string">
            <text:p>,</text:p>
          </table:table-cell>
          <table:table-cell table:style-name="ce8"/>
          <table:table-cell office:value-type="string" calcext:value-type="string">
            <text:p>tx ty</text:p>
          </table:table-cell>
          <table:table-cell office:value-type="string" calcext:value-type="string">
            <text:p>tx ty tz</text:p>
          </table:table-cell>
          <table:table-cell office:value-type="string" calcext:value-type="string">
            <text:p>tx ty tz rx</text:p>
          </table:table-cell>
          <table:table-cell office:value-type="string" calcext:value-type="string">
            <text:p>tx ty tz rx ry</text:p>
          </table:table-cell>
          <table:table-cell table:style-name="ce7" office:value-type="string" calcext:value-type="string" table:number-columns-spanned="2" table:number-rows-spanned="1">
            <text:p>TOUT</text:p>
          </table:table-cell>
          <table:covered-table-cell/>
          <table:table-cell table:style-name="ce6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style-name="ce3" table:formula="of:=SQRT(POWER([.K5]-[.C5];2)+POWER([.L5]-[.D5];2))" office:value-type="float" office:value="0.973306661398233" calcext:value-type="float">
            <text:p>0,9733066614</text:p>
          </table:table-cell>
          <table:table-cell table:formula="of:=SQRT(POWER([.K5]-[.C5];2)+POWER([.L5]-[.D5];2)+POWER([.M5]-[.E5];2))" office:value-type="float" office:value="0.974545471164452" calcext:value-type="float">
            <text:p>0,9745454712</text:p>
          </table:table-cell>
          <table:table-cell table:formula="of:=SQRT(POWER([.K5]-[.C5];2)+POWER([.L5]-[.D5];2)+POWER([.M5]-[.E5];2)+POWER([.N5]-[.F5];2))" office:value-type="float" office:value="0.975634257259063" calcext:value-type="float">
            <text:p>0,9756342573</text:p>
          </table:table-cell>
          <table:table-cell table:formula="of:=SQRT(POWER([.K5]-[.C5];2)+POWER([.L5]-[.D5];2)+POWER([.M5]-[.E5];2)+POWER([.N5]-[.F5];2)+POWER([.O5]-[.G5];2))" office:value-type="float" office:value="0.975818561661115" calcext:value-type="float">
            <text:p>0,9758185617</text:p>
          </table:table-cell>
          <table:table-cell table:style-name="ce7" table:formula="of:=SQRT(POWER([.K5]-[.C5];2)+POWER([.L5]-[.D5];2)+POWER([.M5]-[.E5];2)+POWER([.N5]-[.F5];2)+POWER([.O5]-[.G5];2)+POWER([.P5]-[.H5];2))" office:value-type="float" office:value="0.975887089296994" calcext:value-type="float" table:number-columns-spanned="2" table:number-rows-spanned="1">
            <text:p>0,9758870893</text:p>
          </table:table-cell>
          <table:covered-table-cell/>
          <table:table-cell table:style-name="ce6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style-name="ce3" table:formula="of:=SQRT(POWER([.K17]-[.C17];2)+POWER([.L17]-[.D17];2))" office:value-type="float" office:value="1.00435169669438" calcext:value-type="float">
            <text:p>1,0043516967</text:p>
          </table:table-cell>
          <table:table-cell table:style-name="ce3" table:formula="of:=SQRT(POWER([.K17]-[.C17];2)+POWER([.L17]-[.D17];2)+POWER([.M17]-[.E17];2))" office:value-type="float" office:value="1.00435169669438" calcext:value-type="float">
            <text:p>1,0043516967</text:p>
          </table:table-cell>
          <table:table-cell table:style-name="ce3" table:formula="of:=SQRT(POWER([.K17]-[.C17];2)+POWER([.L17]-[.D17];2)+POWER([.M17]-[.E17];2)+POWER([.N17]-[.F17];2))" office:value-type="float" office:value="1.00435169669438" calcext:value-type="float">
            <text:p>1,0043516967</text:p>
          </table:table-cell>
          <table:table-cell table:style-name="ce3" table:formula="of:=SQRT(POWER([.K17]-[.C17];2)+POWER([.L17]-[.D17];2)+POWER([.M17]-[.E17];2)+POWER([.N17]-[.F17];2)+POWER([.O17]-[.G17];2))" office:value-type="float" office:value="1.00435169669438" calcext:value-type="float">
            <text:p>1,0043516967</text:p>
          </table:table-cell>
          <table:table-cell table:style-name="ce10" table:formula="of:=SQRT(POWER([.K17]-[.C17];2)+POWER([.L17]-[.D17];2)+POWER([.M17]-[.E17];2)+POWER([.N17]-[.F17];2)+POWER([.O17]-[.G17];2)+POWER([.P17]-[.H17];2))" office:value-type="float" office:value="1.00437547376166" calcext:value-type="float" table:number-columns-spanned="2" table:number-rows-spanned="1">
            <text:p>1,0043754738</text:p>
          </table:table-cell>
          <table:covered-table-cell/>
          <table:table-cell table:style-name="ce6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table:style-name="ce2" table:formula="of:=SQRT(POWER([.K6]-[.C6];2)+POWER([.L6]-[.D6];2))" office:value-type="float" office:value="1.31437919413022" calcext:value-type="float">
            <text:p>1,3143791941</text:p>
          </table:table-cell>
          <table:table-cell table:formula="of:=SQRT(POWER([.K6]-[.C6];2)+POWER([.L6]-[.D6];2)+POWER([.M6]-[.E6];2))" office:value-type="float" office:value="1.34878544443198" calcext:value-type="float">
            <text:p>1,3487854444</text:p>
          </table:table-cell>
          <table:table-cell table:formula="of:=SQRT(POWER([.K6]-[.C6];2)+POWER([.L6]-[.D6];2)+POWER([.M6]-[.E6];2)+POWER([.N6]-[.F6];2))" office:value-type="float" office:value="1.68648143394866" calcext:value-type="float">
            <text:p>1,6864814339</text:p>
          </table:table-cell>
          <table:table-cell table:formula="of:=SQRT(POWER([.K6]-[.C6];2)+POWER([.L6]-[.D6];2)+POWER([.M6]-[.E6];2)+POWER([.N6]-[.F6];2)+POWER([.O6]-[.G6];2))" office:value-type="float" office:value="1.68698265895565" calcext:value-type="float">
            <text:p>1,686982659</text:p>
          </table:table-cell>
          <table:table-cell table:style-name="ce7" table:formula="of:=SQRT(POWER([.K6]-[.C6];2)+POWER([.L6]-[.D6];2)+POWER([.M6]-[.E6];2)+POWER([.N6]-[.F6];2)+POWER([.O6]-[.G6];2)+POWER([.P6]-[.H6];2))" office:value-type="float" office:value="2.37424541822407" calcext:value-type="float" table:number-columns-spanned="2" table:number-rows-spanned="1">
            <text:p>2,3742454182</text:p>
          </table:table-cell>
          <table:covered-table-cell/>
          <table:table-cell table:style-name="ce6"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table:style-name="ce3" table:formula="of:=SQRT(POWER([.K18]-[.C18];2)+POWER([.L18]-[.D18];2))" office:value-type="float" office:value="1.01581116719287" calcext:value-type="float">
            <text:p>1,0158111672</text:p>
          </table:table-cell>
          <table:table-cell table:style-name="ce3" table:formula="of:=SQRT(POWER([.K18]-[.C18];2)+POWER([.L18]-[.D18];2)+POWER([.M18]-[.E18];2))" office:value-type="float" office:value="1.01581116719287" calcext:value-type="float">
            <text:p>1,0158111672</text:p>
          </table:table-cell>
          <table:table-cell table:style-name="ce3" table:formula="of:=SQRT(POWER([.K18]-[.C18];2)+POWER([.L18]-[.D18];2)+POWER([.M18]-[.E18];2)+POWER([.N18]-[.F18];2))" office:value-type="float" office:value="1.01581116719287" calcext:value-type="float">
            <text:p>1,0158111672</text:p>
          </table:table-cell>
          <table:table-cell table:style-name="ce3" table:formula="of:=SQRT(POWER([.K18]-[.C18];2)+POWER([.L18]-[.D18];2)+POWER([.M18]-[.E18];2)+POWER([.N18]-[.F18];2)+POWER([.O18]-[.G18];2))" office:value-type="float" office:value="1.01581116719287" calcext:value-type="float">
            <text:p>1,0158111672</text:p>
          </table:table-cell>
          <table:table-cell table:style-name="ce10" table:formula="of:=SQRT(POWER([.K18]-[.C18];2)+POWER([.L18]-[.D18];2)+POWER([.M18]-[.E18];2)+POWER([.N18]-[.F18];2)+POWER([.O18]-[.G18];2)+POWER([.P18]-[.H18];2))" office:value-type="float" office:value="1.0158135316291" calcext:value-type="float" table:number-columns-spanned="2" table:number-rows-spanned="1">
            <text:p>1,0158135316</text:p>
          </table:table-cell>
          <table:covered-table-cell/>
          <table:table-cell table:style-name="ce6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table:style-name="ce2" table:formula="of:=SQRT(POWER([.K7]-[.C7];2)+POWER([.L7]-[.D7];2))" office:value-type="float" office:value="1.33351870083404" calcext:value-type="float">
            <text:p>1,3335187008</text:p>
          </table:table-cell>
          <table:table-cell table:formula="of:=SQRT(POWER([.K7]-[.C7];2)+POWER([.L7]-[.D7];2)+POWER([.M7]-[.E7];2))" office:value-type="float" office:value="1.34209588835238" calcext:value-type="float">
            <text:p>1,3420958884</text:p>
          </table:table-cell>
          <table:table-cell table:formula="of:=SQRT(POWER([.K7]-[.C7];2)+POWER([.L7]-[.D7];2)+POWER([.M7]-[.E7];2)+POWER([.N7]-[.F7];2))" office:value-type="float" office:value="5.33832040100442" calcext:value-type="float">
            <text:p>5,338320401</text:p>
          </table:table-cell>
          <table:table-cell table:formula="of:=SQRT(POWER([.K7]-[.C7];2)+POWER([.L7]-[.D7];2)+POWER([.M7]-[.E7];2)+POWER([.N7]-[.F7];2)+POWER([.O7]-[.G7];2))" office:value-type="float" office:value="5.35307421891579" calcext:value-type="float">
            <text:p>5,3530742189</text:p>
          </table:table-cell>
          <table:table-cell table:style-name="ce7" table:formula="of:=SQRT(POWER([.K7]-[.C7];2)+POWER([.L7]-[.D7];2)+POWER([.M7]-[.E7];2)+POWER([.N7]-[.F7];2)+POWER([.O7]-[.G7];2)+POWER([.P7]-[.H7];2))" office:value-type="float" office:value="5.35552784707927" calcext:value-type="float">
            <text:p>5,3555278471</text:p>
          </table:table-cell>
          <table:table-cell/>
          <table:table-cell table:style-name="ce6"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table:style-name="ce3" table:formula="of:=SQRT(POWER([.K19]-[.C19];2)+POWER([.L19]-[.D19];2))" office:value-type="float" office:value="1.00604633237414" calcext:value-type="float">
            <text:p>1,0060463324</text:p>
          </table:table-cell>
          <table:table-cell table:style-name="ce3" table:formula="of:=SQRT(POWER([.K19]-[.C19];2)+POWER([.L19]-[.D19];2)+POWER([.M19]-[.E19];2))" office:value-type="float" office:value="1.00604633237414" calcext:value-type="float">
            <text:p>1,0060463324</text:p>
          </table:table-cell>
          <table:table-cell table:style-name="ce3" table:formula="of:=SQRT(POWER([.K19]-[.C19];2)+POWER([.L19]-[.D19];2)+POWER([.M19]-[.E19];2)+POWER([.N19]-[.F19];2))" office:value-type="float" office:value="1.00604633237414" calcext:value-type="float">
            <text:p>1,0060463324</text:p>
          </table:table-cell>
          <table:table-cell table:style-name="ce3" table:formula="of:=SQRT(POWER([.K19]-[.C19];2)+POWER([.L19]-[.D19];2)+POWER([.M19]-[.E19];2)+POWER([.N19]-[.F19];2)+POWER([.O19]-[.G19];2))" office:value-type="float" office:value="1.00604633237414" calcext:value-type="float">
            <text:p>1,0060463324</text:p>
          </table:table-cell>
          <table:table-cell table:style-name="ce10" table:formula="of:=SQRT(POWER([.K19]-[.C19];2)+POWER([.L19]-[.D19];2)+POWER([.M19]-[.E19];2)+POWER([.N19]-[.F19];2)+POWER([.O19]-[.G19];2)+POWER([.P19]-[.H19];2))" office:value-type="float" office:value="1.00606637777806" calcext:value-type="float">
            <text:p>1,0060663778</text:p>
          </table:table-cell>
          <table:table-cell/>
          <table:table-cell table:style-name="ce6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table:style-name="ce2" table:formula="of:=SQRT(POWER([.K8]-[.C8];2)+POWER([.L8]-[.D8];2))" office:value-type="float" office:value="0.961677821044445" calcext:value-type="float">
            <text:p>0,961677821</text:p>
          </table:table-cell>
          <table:table-cell table:formula="of:=SQRT(POWER([.K8]-[.C8];2)+POWER([.L8]-[.D8];2)+POWER([.M8]-[.E8];2))" office:value-type="float" office:value="0.962133997622808" calcext:value-type="float">
            <text:p>0,9621339976</text:p>
          </table:table-cell>
          <table:table-cell table:formula="of:=SQRT(POWER([.K8]-[.C8];2)+POWER([.L8]-[.D8];2)+POWER([.M8]-[.E8];2)+POWER([.N8]-[.F8];2))" office:value-type="float" office:value="0.963261166561737" calcext:value-type="float">
            <text:p>0,9632611666</text:p>
          </table:table-cell>
          <table:table-cell table:formula="of:=SQRT(POWER([.K8]-[.C8];2)+POWER([.L8]-[.D8];2)+POWER([.M8]-[.E8];2)+POWER([.N8]-[.F8];2)+POWER([.O8]-[.G8];2))" office:value-type="float" office:value="0.963989286156458" calcext:value-type="float">
            <text:p>0,9639892862</text:p>
          </table:table-cell>
          <table:table-cell table:style-name="ce7" table:formula="of:=SQRT(POWER([.K8]-[.C8];2)+POWER([.L8]-[.D8];2)+POWER([.M8]-[.E8];2)+POWER([.N8]-[.F8];2)+POWER([.O8]-[.G8];2)+POWER([.P8]-[.H8];2))" office:value-type="float" office:value="0.96402643983826" calcext:value-type="float">
            <text:p>0,9640264398</text:p>
          </table:table-cell>
          <table:table-cell/>
          <table:table-cell table:style-name="ce6"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table:style-name="ce3" table:formula="of:=SQRT(POWER([.K20]-[.C20];2)+POWER([.L20]-[.D20];2))" office:value-type="float" office:value="0.097790071558777" calcext:value-type="float">
            <text:p>0,0977900716</text:p>
          </table:table-cell>
          <table:table-cell table:style-name="ce3" table:formula="of:=SQRT(POWER([.K20]-[.C20];2)+POWER([.L20]-[.D20];2)+POWER([.M20]-[.E20];2))" office:value-type="float" office:value="0.097790071558777" calcext:value-type="float">
            <text:p>0,0977900716</text:p>
          </table:table-cell>
          <table:table-cell table:style-name="ce3" table:formula="of:=SQRT(POWER([.K20]-[.C20];2)+POWER([.L20]-[.D20];2)+POWER([.M20]-[.E20];2)+POWER([.N20]-[.F20];2))" office:value-type="float" office:value="0.097790071558777" calcext:value-type="float">
            <text:p>0,0977900716</text:p>
          </table:table-cell>
          <table:table-cell table:style-name="ce3" table:formula="of:=SQRT(POWER([.K20]-[.C20];2)+POWER([.L20]-[.D20];2)+POWER([.M20]-[.E20];2)+POWER([.N20]-[.F20];2)+POWER([.O20]-[.G20];2))" office:value-type="float" office:value="0.097790071558777" calcext:value-type="float">
            <text:p>0,0977900716</text:p>
          </table:table-cell>
          <table:table-cell table:style-name="ce10" table:formula="of:=SQRT(POWER([.K20]-[.C20];2)+POWER([.L20]-[.D20];2)+POWER([.M20]-[.E20];2)+POWER([.N20]-[.F20];2)+POWER([.O20]-[.G20];2)+POWER([.P20]-[.H20];2))" office:value-type="float" office:value="0.546154523268363" calcext:value-type="float">
            <text:p>0,5461545233</text:p>
          </table:table-cell>
          <table:table-cell/>
          <table:table-cell table:style-name="ce6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table:style-name="ce2" table:formula="of:=SQRT(POWER([.K9]-[.C9];2)+POWER([.L9]-[.D9];2))" office:value-type="float" office:value="1.30400307821415" calcext:value-type="float">
            <text:p>1,3040030782</text:p>
          </table:table-cell>
          <table:table-cell table:formula="of:=SQRT(POWER([.K9]-[.C9];2)+POWER([.L9]-[.D9];2)+POWER([.M9]-[.E9];2))" office:value-type="float" office:value="1.34446119469347" calcext:value-type="float">
            <text:p>1,3444611947</text:p>
          </table:table-cell>
          <table:table-cell table:formula="of:=SQRT(POWER([.K9]-[.C9];2)+POWER([.L9]-[.D9];2)+POWER([.M9]-[.E9];2)+POWER([.N9]-[.F9];2))" office:value-type="float" office:value="1.76428112789502" calcext:value-type="float">
            <text:p>1,7642811279</text:p>
          </table:table-cell>
          <table:table-cell table:formula="of:=SQRT(POWER([.K9]-[.C9];2)+POWER([.L9]-[.D9];2)+POWER([.M9]-[.E9];2)+POWER([.N9]-[.F9];2)+POWER([.O9]-[.G9];2))" office:value-type="float" office:value="1.79277564363651" calcext:value-type="float">
            <text:p>1,7927756436</text:p>
          </table:table-cell>
          <table:table-cell table:style-name="ce7" table:formula="of:=SQRT(POWER([.K9]-[.C9];2)+POWER([.L9]-[.D9];2)+POWER([.M9]-[.E9];2)+POWER([.N9]-[.F9];2)+POWER([.O9]-[.G9];2)+POWER([.P9]-[.H9];2))" office:value-type="float" office:value="1.80292004141197" calcext:value-type="float">
            <text:p>1,8029200414</text:p>
          </table:table-cell>
          <table:table-cell/>
          <table:table-cell table:style-name="ce6"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table:style-name="ce3" table:formula="of:=SQRT(POWER([.K21]-[.C21];2)+POWER([.L21]-[.D21];2))" office:value-type="float" office:value="0.104670812908156" calcext:value-type="float">
            <text:p>0,1046708129</text:p>
          </table:table-cell>
          <table:table-cell table:style-name="ce3" table:formula="of:=SQRT(POWER([.K21]-[.C21];2)+POWER([.L21]-[.D21];2)+POWER([.M21]-[.E21];2))" office:value-type="float" office:value="0.104670812908156" calcext:value-type="float">
            <text:p>0,1046708129</text:p>
          </table:table-cell>
          <table:table-cell table:style-name="ce3" table:formula="of:=SQRT(POWER([.K21]-[.C21];2)+POWER([.L21]-[.D21];2)+POWER([.M21]-[.E21];2)+POWER([.N21]-[.F21];2))" office:value-type="float" office:value="0.104670812908156" calcext:value-type="float">
            <text:p>0,1046708129</text:p>
          </table:table-cell>
          <table:table-cell table:style-name="ce3" table:formula="of:=SQRT(POWER([.K21]-[.C21];2)+POWER([.L21]-[.D21];2)+POWER([.M21]-[.E21];2)+POWER([.N21]-[.F21];2)+POWER([.O21]-[.G21];2))" office:value-type="float" office:value="0.104670812908156" calcext:value-type="float">
            <text:p>0,1046708129</text:p>
          </table:table-cell>
          <table:table-cell table:style-name="ce10" table:formula="of:=SQRT(POWER([.K21]-[.C21];2)+POWER([.L21]-[.D21];2)+POWER([.M21]-[.E21];2)+POWER([.N21]-[.F21];2)+POWER([.O21]-[.G21];2)+POWER([.P21]-[.H21];2))" office:value-type="float" office:value="0.72708392379456" calcext:value-type="float">
            <text:p>0,7270839238</text:p>
          </table:table-cell>
          <table:table-cell/>
          <table:table-cell table:style-name="ce6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2" table:formula="of:=SQRT(POWER([.K10]-[.C10];2)+POWER([.L10]-[.D10];2))" office:value-type="float" office:value="0.402324813649198" calcext:value-type="float">
            <text:p>0,4023248136</text:p>
          </table:table-cell>
          <table:table-cell table:formula="of:=SQRT(POWER([.K10]-[.C10];2)+POWER([.L10]-[.D10];2)+POWER([.M10]-[.E10];2))" office:value-type="float" office:value="0.677867711961486" calcext:value-type="float">
            <text:p>0,677867712</text:p>
          </table:table-cell>
          <table:table-cell table:formula="of:=SQRT(POWER([.K10]-[.C10];2)+POWER([.L10]-[.D10];2)+POWER([.M10]-[.E10];2)+POWER([.N10]-[.F10];2))" office:value-type="float" office:value="1.00094183766437" calcext:value-type="float">
            <text:p>1,0009418377</text:p>
          </table:table-cell>
          <table:table-cell table:formula="of:=SQRT(POWER([.K10]-[.C10];2)+POWER([.L10]-[.D10];2)+POWER([.M10]-[.E10];2)+POWER([.N10]-[.F10];2)+POWER([.O10]-[.G10];2))" office:value-type="float" office:value="1.20991605762088" calcext:value-type="float">
            <text:p>1,2099160576</text:p>
          </table:table-cell>
          <table:table-cell table:style-name="ce7" table:formula="of:=SQRT(POWER([.K10]-[.C10];2)+POWER([.L10]-[.D10];2)+POWER([.M10]-[.E10];2)+POWER([.N10]-[.F10];2)+POWER([.O10]-[.G10];2)+POWER([.P10]-[.H10];2))" office:value-type="float" office:value="1.23244602620979" calcext:value-type="float">
            <text:p>1,2324460262</text:p>
          </table:table-cell>
          <table:table-cell/>
          <table:table-cell table:style-name="ce6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3" table:formula="of:=SQRT(POWER([.K22]-[.C22];2)+POWER([.L22]-[.D22];2))" office:value-type="float" office:value="0.108521994156566" calcext:value-type="float">
            <text:p>0,1085219942</text:p>
          </table:table-cell>
          <table:table-cell table:style-name="ce3" table:formula="of:=SQRT(POWER([.K22]-[.C22];2)+POWER([.L22]-[.D22];2)+POWER([.M22]-[.E22];2))" office:value-type="float" office:value="0.108521994156566" calcext:value-type="float">
            <text:p>0,1085219942</text:p>
          </table:table-cell>
          <table:table-cell table:style-name="ce3" table:formula="of:=SQRT(POWER([.K22]-[.C22];2)+POWER([.L22]-[.D22];2)+POWER([.M22]-[.E22];2)+POWER([.N22]-[.F22];2))" office:value-type="float" office:value="0.108521994156566" calcext:value-type="float">
            <text:p>0,1085219942</text:p>
          </table:table-cell>
          <table:table-cell table:style-name="ce3" table:formula="of:=SQRT(POWER([.K22]-[.C22];2)+POWER([.L22]-[.D22];2)+POWER([.M22]-[.E22];2)+POWER([.N22]-[.F22];2)+POWER([.O22]-[.G22];2))" office:value-type="float" office:value="0.108521994156566" calcext:value-type="float">
            <text:p>0,1085219942</text:p>
          </table:table-cell>
          <table:table-cell table:style-name="ce10" table:formula="of:=SQRT(POWER([.K22]-[.C22];2)+POWER([.L22]-[.D22];2)+POWER([.M22]-[.E22];2)+POWER([.N22]-[.F22];2)+POWER([.O22]-[.G22];2)+POWER([.P22]-[.H22];2))" office:value-type="float" office:value="1.76159059507606" calcext:value-type="float">
            <text:p>1,7615905951</text:p>
          </table:table-cell>
          <table:table-cell/>
          <table:table-cell table:style-name="ce6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table:style-name="ce2" table:formula="of:=SQRT(POWER([.K11]-[.C11];2)+POWER([.L11]-[.D11];2))" office:value-type="float" office:value="1.30979813126558" calcext:value-type="float">
            <text:p>1,3097981313</text:p>
          </table:table-cell>
          <table:table-cell table:formula="of:=SQRT(POWER([.K11]-[.C11];2)+POWER([.L11]-[.D11];2)+POWER([.M11]-[.E11];2))" office:value-type="float" office:value="1.34028558114728" calcext:value-type="float">
            <text:p>1,3402855811</text:p>
          </table:table-cell>
          <table:table-cell table:formula="of:=SQRT(POWER([.K11]-[.C11];2)+POWER([.L11]-[.D11];2)+POWER([.M11]-[.E11];2)+POWER([.N11]-[.F11];2))" office:value-type="float" office:value="1.70999326127098" calcext:value-type="float">
            <text:p>1,7099932613</text:p>
          </table:table-cell>
          <table:table-cell table:formula="of:=SQRT(POWER([.K11]-[.C11];2)+POWER([.L11]-[.D11];2)+POWER([.M11]-[.E11];2)+POWER([.N11]-[.F11];2)+POWER([.O11]-[.G11];2))" office:value-type="float" office:value="1.71241215697296" calcext:value-type="float">
            <text:p>1,712412157</text:p>
          </table:table-cell>
          <table:table-cell table:style-name="ce7" table:formula="of:=SQRT(POWER([.K11]-[.C11];2)+POWER([.L11]-[.D11];2)+POWER([.M11]-[.E11];2)+POWER([.N11]-[.F11];2)+POWER([.O11]-[.G11];2)+POWER([.P11]-[.H11];2))" office:value-type="float" office:value="1.71250807299823" calcext:value-type="float">
            <text:p>1,712508073</text:p>
          </table:table-cell>
          <table:table-cell/>
          <table:table-cell table:style-name="ce6"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table:style-name="ce3" table:formula="of:=SQRT(POWER([.K23]-[.C23];2)+POWER([.L23]-[.D23];2))" office:value-type="float" office:value="0.109614772629201" calcext:value-type="float">
            <text:p>0,1096147726</text:p>
          </table:table-cell>
          <table:table-cell table:style-name="ce3" table:formula="of:=SQRT(POWER([.K23]-[.C23];2)+POWER([.L23]-[.D23];2)+POWER([.M23]-[.E23];2))" office:value-type="float" office:value="0.109614772629201" calcext:value-type="float">
            <text:p>0,1096147726</text:p>
          </table:table-cell>
          <table:table-cell table:style-name="ce3" table:formula="of:=SQRT(POWER([.K23]-[.C23];2)+POWER([.L23]-[.D23];2)+POWER([.M23]-[.E23];2)+POWER([.N23]-[.F23];2))" office:value-type="float" office:value="0.109614772629201" calcext:value-type="float">
            <text:p>0,1096147726</text:p>
          </table:table-cell>
          <table:table-cell table:style-name="ce3" table:formula="of:=SQRT(POWER([.K23]-[.C23];2)+POWER([.L23]-[.D23];2)+POWER([.M23]-[.E23];2)+POWER([.N23]-[.F23];2)+POWER([.O23]-[.G23];2))" office:value-type="float" office:value="0.109614772629201" calcext:value-type="float">
            <text:p>0,1096147726</text:p>
          </table:table-cell>
          <table:table-cell table:style-name="ce10" table:formula="of:=SQRT(POWER([.K23]-[.C23];2)+POWER([.L23]-[.D23];2)+POWER([.M23]-[.E23];2)+POWER([.N23]-[.F23];2)+POWER([.O23]-[.G23];2)+POWER([.P23]-[.H23];2))" office:value-type="float" office:value="0.579696635517735" calcext:value-type="float">
            <text:p>0,5796966355</text:p>
          </table:table-cell>
          <table:table-cell/>
          <table:table-cell table:style-name="ce6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table:style-name="ce2" table:formula="of:=SQRT(POWER([.K12]-[.C12];2)+POWER([.L12]-[.D12];2))" office:value-type="float" office:value="0.134881641050327" calcext:value-type="float">
            <text:p>0,1348816411</text:p>
          </table:table-cell>
          <table:table-cell table:formula="of:=SQRT(POWER([.K12]-[.C12];2)+POWER([.L12]-[.D12];2)+POWER([.M12]-[.E12];2))" office:value-type="float" office:value="0.134956534264437" calcext:value-type="float">
            <text:p>0,1349565343</text:p>
          </table:table-cell>
          <table:table-cell table:formula="of:=SQRT(POWER([.K12]-[.C12];2)+POWER([.L12]-[.D12];2)+POWER([.M12]-[.E12];2)+POWER([.N12]-[.F12];2))" office:value-type="float" office:value="0.165125350176827" calcext:value-type="float">
            <text:p>0,1651253502</text:p>
          </table:table-cell>
          <table:table-cell table:formula="of:=SQRT(POWER([.K12]-[.C12];2)+POWER([.L12]-[.D12];2)+POWER([.M12]-[.E12];2)+POWER([.N12]-[.F12];2)+POWER([.O12]-[.G12];2))" office:value-type="float" office:value="0.171139632533151" calcext:value-type="float">
            <text:p>0,1711396325</text:p>
          </table:table-cell>
          <table:table-cell table:style-name="ce7" table:formula="of:=SQRT(POWER([.K12]-[.C12];2)+POWER([.L12]-[.D12];2)+POWER([.M12]-[.E12];2)+POWER([.N12]-[.F12];2)+POWER([.O12]-[.G12];2)+POWER([.P12]-[.H12];2))" office:value-type="float" office:value="3.13855565533556" calcext:value-type="float">
            <text:p>3,1385556553</text:p>
          </table:table-cell>
          <table:table-cell/>
          <table:table-cell table:style-name="ce6"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table:style-name="ce3" table:formula="of:=SQRT(POWER([.K24]-[.C24];2)+POWER([.L24]-[.D24];2))" office:value-type="float" office:value="0.0817446946631319" calcext:value-type="float">
            <text:p>0,0817446947</text:p>
          </table:table-cell>
          <table:table-cell table:style-name="ce3" table:formula="of:=SQRT(POWER([.K24]-[.C24];2)+POWER([.L24]-[.D24];2)+POWER([.M24]-[.E24];2))" office:value-type="float" office:value="0.0817446946631319" calcext:value-type="float">
            <text:p>0,0817446947</text:p>
          </table:table-cell>
          <table:table-cell table:style-name="ce3" table:formula="of:=SQRT(POWER([.K24]-[.C24];2)+POWER([.L24]-[.D24];2)+POWER([.M24]-[.E24];2)+POWER([.N24]-[.F24];2))" office:value-type="float" office:value="0.0817446946631319" calcext:value-type="float">
            <text:p>0,0817446947</text:p>
          </table:table-cell>
          <table:table-cell table:style-name="ce3" table:formula="of:=SQRT(POWER([.K24]-[.C24];2)+POWER([.L24]-[.D24];2)+POWER([.M24]-[.E24];2)+POWER([.N24]-[.F24];2)+POWER([.O24]-[.G24];2))" office:value-type="float" office:value="0.0817446946631319" calcext:value-type="float">
            <text:p>0,0817446947</text:p>
          </table:table-cell>
          <table:table-cell table:style-name="ce10" table:formula="of:=SQRT(POWER([.K24]-[.C24];2)+POWER([.L24]-[.D24];2)+POWER([.M24]-[.E24];2)+POWER([.N24]-[.F24];2)+POWER([.O24]-[.G24];2)+POWER([.P24]-[.H24];2))" office:value-type="float" office:value="1.86641886835021" calcext:value-type="float">
            <text:p>1,8664188684</text:p>
          </table:table-cell>
          <table:table-cell/>
          <table:table-cell table:style-name="ce6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 table:number-columns-repeated="17" table:style-name="ce6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Moyenne visp</text:p>
          </table:table-cell>
          <table:covered-table-cell table:style-name="Default"/>
          <table:table-cell table:style-name="Default" table:number-columns-repeated="2"/>
          <table:table-cell table:style-name="Default" office:value-type="string" calcext:value-type="string">
            <text:p>Moyenne odom</text:p>
          </table:table-cell>
          <table:table-cell table:style-name="Default" table:number-columns-repeated="2"/>
          <table:table-cell/>
          <table:table-cell table:style-name="ce9" office:value-type="string" calcext:value-type="string">
            <text:p>Erreur distance moyenne</text:p>
          </table:table-cell>
          <table:table-cell table:number-columns-repeated="1014"/>
        </table:table-row>
        <table:table-row table:style-name="ro1">
          <table:table-cell/>
          <table:table-cell table:style-name="Default" office:value-type="string" calcext:value-type="string">
            <text:p>tx ty</text:p>
          </table:table-cell>
          <table:table-cell table:style-name="Default" table:formula="of:=AVERAGE([.C28:.C35])" office:value-type="float" office:value="0.966736255198273" calcext:value-type="float">
            <text:p>0,9667362552</text:p>
          </table:table-cell>
          <table:table-cell table:style-name="Default" table:number-columns-repeated="2"/>
          <table:table-cell table:style-name="Default" office:value-type="string" calcext:value-type="string">
            <text:p>tx ty</text:p>
          </table:table-cell>
          <table:table-cell table:style-name="Default" table:formula="of:=AVERAGE([.K28:.K35])" office:value-type="float" office:value="0.441068942772153" calcext:value-type="float">
            <text:p>0,4410689428</text:p>
          </table:table-cell>
          <table:table-cell table:style-name="Default"/>
          <table:table-cell/>
          <table:table-cell table:style-name="Default" office:value-type="string" calcext:value-type="string">
            <text:p>tx ty</text:p>
          </table:table-cell>
          <table:table-cell table:formula="of:=ABS([.G38]-[.C38])" office:value-type="float" office:value="0.525667312426121" calcext:value-type="float">
            <text:p>0,5256673124</text:p>
          </table:table-cell>
          <table:table-cell table:number-columns-repeated="1013"/>
        </table:table-row>
        <table:table-row table:style-name="ro1">
          <table:table-cell/>
          <table:table-cell table:style-name="Default" office:value-type="string" calcext:value-type="string">
            <text:p>tx ty tz</text:p>
          </table:table-cell>
          <table:table-cell table:style-name="Default" table:formula="of:=AVERAGE([.D28:.D35])" office:value-type="float" office:value="1.01564147795479" calcext:value-type="float">
            <text:p>1,015641478</text:p>
          </table:table-cell>
          <table:table-cell table:style-name="Default" table:number-columns-repeated="2"/>
          <table:table-cell table:style-name="Default" office:value-type="string" calcext:value-type="string">
            <text:p>tx ty tz</text:p>
          </table:table-cell>
          <table:table-cell table:style-name="Default" table:formula="of:=AVERAGE([.L28:.L35])" office:value-type="float" office:value="0.441068942772153" calcext:value-type="float">
            <text:p>0,4410689428</text:p>
          </table:table-cell>
          <table:table-cell table:style-name="Default"/>
          <table:table-cell/>
          <table:table-cell table:style-name="Default" office:value-type="string" calcext:value-type="string">
            <text:p>tx ty tz</text:p>
          </table:table-cell>
          <table:table-cell table:formula="of:=ABS([.G39]-[.C39])" office:value-type="float" office:value="0.574572535182633" calcext:value-type="float">
            <text:p>0,5745725352</text:p>
          </table:table-cell>
          <table:table-cell table:number-columns-repeated="1013"/>
        </table:table-row>
        <table:table-row table:style-name="ro1">
          <table:table-cell/>
          <table:table-cell table:style-name="Default" office:value-type="string" calcext:value-type="string">
            <text:p>tx ty tz rx</text:p>
          </table:table-cell>
          <table:table-cell table:style-name="Default" table:formula="of:=AVERAGE([.E28:.E35])" office:value-type="float" office:value="1.70050485447263" calcext:value-type="float">
            <text:p>1,7005048545</text:p>
          </table:table-cell>
          <table:table-cell table:style-name="Default" table:number-columns-repeated="2"/>
          <table:table-cell table:style-name="Default" office:value-type="string" calcext:value-type="string">
            <text:p>tx ty tz rx</text:p>
          </table:table-cell>
          <table:table-cell table:style-name="Default" table:formula="of:=AVERAGE([.M28:.M35])" office:value-type="float" office:value="0.441068942772153" calcext:value-type="float">
            <text:p>0,4410689428</text:p>
          </table:table-cell>
          <table:table-cell table:style-name="Default"/>
          <table:table-cell/>
          <table:table-cell table:style-name="Default" office:value-type="string" calcext:value-type="string">
            <text:p>tx ty tz rx</text:p>
          </table:table-cell>
          <table:table-cell table:formula="of:=ABS([.G40]-[.C40])" office:value-type="float" office:value="1.25943591170048" calcext:value-type="float">
            <text:p>1,2594359117</text:p>
          </table:table-cell>
          <table:table-cell table:number-columns-repeated="1013"/>
        </table:table-row>
        <table:table-row table:style-name="ro1">
          <table:table-cell/>
          <table:table-cell table:style-name="Default" office:value-type="string" calcext:value-type="string">
            <text:p>tx ty tz rx ry</text:p>
          </table:table-cell>
          <table:table-cell table:style-name="Default" table:formula="of:=AVERAGE([.F28:.F35])" office:value-type="float" office:value="1.73326352705656" calcext:value-type="float">
            <text:p>1,7332635271</text:p>
          </table:table-cell>
          <table:table-cell table:style-name="Default" table:number-columns-repeated="2"/>
          <table:table-cell table:style-name="Default" office:value-type="string" calcext:value-type="string">
            <text:p>tx ty tz rx ry</text:p>
          </table:table-cell>
          <table:table-cell table:style-name="Default" table:formula="of:=AVERAGE([.N28:.N35])" office:value-type="float" office:value="0.441068942772153" calcext:value-type="float">
            <text:p>0,4410689428</text:p>
          </table:table-cell>
          <table:table-cell table:style-name="Default"/>
          <table:table-cell/>
          <table:table-cell table:style-name="Default" office:value-type="string" calcext:value-type="string">
            <text:p>tx ty tz rx ry</text:p>
          </table:table-cell>
          <table:table-cell table:formula="of:=ABS([.G41]-[.C41])" office:value-type="float" office:value="1.29219458428441" calcext:value-type="float">
            <text:p>1,2921945843</text:p>
          </table:table-cell>
          <table:table-cell table:number-columns-repeated="1013"/>
        </table:table-row>
        <table:table-row table:style-name="ro1">
          <table:table-cell/>
          <table:table-cell table:style-name="Default" office:value-type="string" calcext:value-type="string">
            <text:p>TOUT</text:p>
          </table:table-cell>
          <table:table-cell table:style-name="Default" table:formula="of:=AVERAGE([.G28:.G35])" office:value-type="float" office:value="2.19451457379927" calcext:value-type="float">
            <text:p>2,1945145738</text:p>
          </table:table-cell>
          <table:table-cell table:style-name="Default" table:number-columns-repeated="2"/>
          <table:table-cell table:style-name="Default" office:value-type="string" calcext:value-type="string">
            <text:p>TOUT</text:p>
          </table:table-cell>
          <table:table-cell table:style-name="Default" table:formula="of:=AVERAGE([.O28:.O35])" office:value-type="float" office:value="1.06339999114697" calcext:value-type="float">
            <text:p>1,0633999911</text:p>
          </table:table-cell>
          <table:table-cell table:style-name="Default"/>
          <table:table-cell/>
          <table:table-cell table:style-name="Default" office:value-type="string" calcext:value-type="string">
            <text:p>TOUT</text:p>
          </table:table-cell>
          <table:table-cell table:formula="of:=ABS([.G42]-[.C42])" office:value-type="float" office:value="1.1311145826523" calcext:value-type="float">
            <text:p>1,1311145827</text:p>
          </table:table-cell>
          <table:table-cell table:number-columns-repeated="1013"/>
        </table:table-row>
        <table:table-row table:style-name="ro1" table:number-rows-repeated="2">
          <table:table-cell/>
          <table:table-cell table:style-name="Default" table:number-columns-repeated="7"/>
          <table:table-cell/>
          <table:table-cell table:style-name="ce9"/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Erreur distance</text:p>
          </table:table-cell>
          <table:covered-table-cell table:number-columns-repeated="6" table:style-name="ce2"/>
          <table:table-cell/>
          <table:table-cell table:style-name="ce9"/>
          <table:table-cell table:number-columns-repeated="1014"/>
        </table:table-row>
        <table:table-row table:style-name="ro1">
          <table:table-cell/>
          <table:table-cell table:style-name="ce7"/>
          <table:table-cell office:value-type="string" calcext:value-type="string">
            <text:p>tx ty</text:p>
          </table:table-cell>
          <table:table-cell office:value-type="string" calcext:value-type="string">
            <text:p>tx ty tz</text:p>
          </table:table-cell>
          <table:table-cell office:value-type="string" calcext:value-type="string">
            <text:p>tx ty tz rx</text:p>
          </table:table-cell>
          <table:table-cell office:value-type="string" calcext:value-type="string">
            <text:p>tx ty tz rx ry</text:p>
          </table:table-cell>
          <table:table-cell table:style-name="ce7" office:value-type="string" calcext:value-type="string" table:number-columns-spanned="2" table:number-rows-spanned="1">
            <text:p>TOUT</text:p>
          </table:table-cell>
          <table:covered-table-cell/>
          <table:table-cell/>
          <table:table-cell table:style-name="ce9"/>
          <table:table-cell table:number-columns-repeated="10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ABS([.C28]-[.K28])" office:value-type="float" office:value="0.0310450352961455" calcext:value-type="float">
            <text:p>0,0310450353</text:p>
          </table:table-cell>
          <table:table-cell table:formula="of:=ABS([.D28]-[.L28])" office:value-type="float" office:value="0.0298062255299266" calcext:value-type="float">
            <text:p>0,0298062255</text:p>
          </table:table-cell>
          <table:table-cell table:formula="of:=ABS([.E28]-[.M28])" office:value-type="float" office:value="0.0287174394353158" calcext:value-type="float">
            <text:p>0,0287174394</text:p>
          </table:table-cell>
          <table:table-cell table:formula="of:=ABS([.F28]-[.N28])" office:value-type="float" office:value="0.0285331350332636" calcext:value-type="float">
            <text:p>0,028533135</text:p>
          </table:table-cell>
          <table:table-cell table:formula="of:=ABS([.G28]-[.O28])" office:value-type="float" office:value="0.0284883844646617" calcext:value-type="float">
            <text:p>0,028488384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ABS([.C29]-[.K29])" office:value-type="float" office:value="0.298568026937345" calcext:value-type="float">
            <text:p>0,2985680269</text:p>
          </table:table-cell>
          <table:table-cell table:formula="of:=ABS([.D29]-[.L29])" office:value-type="float" office:value="0.332974277239104" calcext:value-type="float">
            <text:p>0,3329742772</text:p>
          </table:table-cell>
          <table:table-cell table:formula="of:=ABS([.E29]-[.M29])" office:value-type="float" office:value="0.670670266755784" calcext:value-type="float">
            <text:p>0,6706702668</text:p>
          </table:table-cell>
          <table:table-cell table:formula="of:=ABS([.F29]-[.N29])" office:value-type="float" office:value="0.671171491762775" calcext:value-type="float">
            <text:p>0,6711714918</text:p>
          </table:table-cell>
          <table:table-cell table:formula="of:=ABS([.G29]-[.O29])" office:value-type="float" office:value="1.35843188659497" calcext:value-type="float">
            <text:p>1,358431886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ABS([.C30]-[.K30])" office:value-type="float" office:value="0.3274723684599" calcext:value-type="float">
            <text:p>0,3274723685</text:p>
          </table:table-cell>
          <table:table-cell table:formula="of:=ABS([.D30]-[.L30])" office:value-type="float" office:value="0.336049555978238" calcext:value-type="float">
            <text:p>0,336049556</text:p>
          </table:table-cell>
          <table:table-cell table:formula="of:=ABS([.E30]-[.M30])" office:value-type="float" office:value="4.33227406863028" calcext:value-type="float">
            <text:p>4,3322740686</text:p>
          </table:table-cell>
          <table:table-cell table:formula="of:=ABS([.F30]-[.N30])" office:value-type="float" office:value="4.34702788654165" calcext:value-type="float">
            <text:p>4,3470278865</text:p>
          </table:table-cell>
          <table:table-cell table:formula="of:=ABS([.G30]-[.O30])" office:value-type="float" office:value="4.34946146930121" calcext:value-type="float">
            <text:p>4,349461469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ABS([.C31]-[.K31])" office:value-type="float" office:value="0.863887749485668" calcext:value-type="float">
            <text:p>0,8638877495</text:p>
          </table:table-cell>
          <table:table-cell table:formula="of:=ABS([.D31]-[.L31])" office:value-type="float" office:value="0.864343926064031" calcext:value-type="float">
            <text:p>0,8643439261</text:p>
          </table:table-cell>
          <table:table-cell table:formula="of:=ABS([.E31]-[.M31])" office:value-type="float" office:value="0.86547109500296" calcext:value-type="float">
            <text:p>0,865471095</text:p>
          </table:table-cell>
          <table:table-cell table:formula="of:=ABS([.F31]-[.N31])" office:value-type="float" office:value="0.866199214597681" calcext:value-type="float">
            <text:p>0,8661992146</text:p>
          </table:table-cell>
          <table:table-cell table:formula="of:=ABS([.G31]-[.O31])" office:value-type="float" office:value="0.417871916569897" calcext:value-type="float">
            <text:p>0,417871916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ABS([.C32]-[.K32])" office:value-type="float" office:value="1.19933226530599" calcext:value-type="float">
            <text:p>1,1993322653</text:p>
          </table:table-cell>
          <table:table-cell table:formula="of:=ABS([.D32]-[.L32])" office:value-type="float" office:value="1.23979038178532" calcext:value-type="float">
            <text:p>1,2397903818</text:p>
          </table:table-cell>
          <table:table-cell table:formula="of:=ABS([.E32]-[.M32])" office:value-type="float" office:value="1.65961031498686" calcext:value-type="float">
            <text:p>1,659610315</text:p>
          </table:table-cell>
          <table:table-cell table:formula="of:=ABS([.F32]-[.N32])" office:value-type="float" office:value="1.68810483072835" calcext:value-type="float">
            <text:p>1,6881048307</text:p>
          </table:table-cell>
          <table:table-cell table:formula="of:=ABS([.G32]-[.O32])" office:value-type="float" office:value="1.07583611761741" calcext:value-type="float">
            <text:p>1,075836117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ABS([.C35]-[.K35])" office:value-type="float" office:value="0.0531369463871947" calcext:value-type="float">
            <text:p>0,0531369464</text:p>
          </table:table-cell>
          <table:table-cell table:formula="of:=ABS([.D35]-[.L35])" office:value-type="float" office:value="0.0532118396013055" calcext:value-type="float">
            <text:p>0,0532118396</text:p>
          </table:table-cell>
          <table:table-cell table:formula="of:=ABS([.E35]-[.M35])" office:value-type="float" office:value="0.0833806555136947" calcext:value-type="float">
            <text:p>0,0833806555</text:p>
          </table:table-cell>
          <table:table-cell table:formula="of:=ABS([.F35]-[.N35])" office:value-type="float" office:value="0.0893949378700187" calcext:value-type="float">
            <text:p>0,0893949379</text:p>
          </table:table-cell>
          <table:table-cell table:formula="of:=ABS([.G35]-[.O35])" office:value-type="float" office:value="1.27213678698536" calcext:value-type="float">
            <text:p>1,272136787</text:p>
          </table:table-cell>
          <table:table-cell table:number-columns-repeated="101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5">00/00/0000</text:date>, <text:time style:data-style-name="N2" text:time-value="15:53:34.4423628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4:51:13.558350829</meta:creation-date>
    <dc:date>2018-07-05T17:57:18.524811491</dc:date>
    <meta:editing-duration>P1DT1H38M40S</meta:editing-duration>
    <meta:editing-cycles>6</meta:editing-cycles>
    <meta:generator>LibreOffice/5.1.6.2$Linux_X86_64 LibreOffice_project/10m0$Build-2</meta:generator>
    <meta:document-statistic meta:table-count="2" meta:cell-count="619" meta:object-count="0"/>
  </office:meta>
</office:document-meta>
</file>